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2.3778in" style:rel-column-width="3424*"/>
    </style:style>
    <style:style style:name="Table1.B" style:family="table-column">
      <style:table-column-properties style:column-width="0.1222in" style:rel-column-width="176*"/>
    </style:style>
    <style:style style:name="Table1.C" style:family="table-column">
      <style:table-column-properties style:column-width="2.5in" style:rel-column-width="3600*"/>
    </style:style>
    <style:style style:name="Table1.D" style:family="table-column">
      <style:table-column-properties style:column-width="0.0604in" style:rel-column-width="87*"/>
    </style:style>
    <style:style style:name="Table1.E" style:family="table-column">
      <style:table-column-properties style:column-width="2.4396in" style:rel-column-width="3513*"/>
    </style:style>
    <style:style style:name="Table1.1" style:family="table-row">
      <style:table-row-properties style:min-row-height="0.3736in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.B1" style:family="table-cell">
      <style:table-cell-properties fo:padding="0.0382in" fo:border="none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7.4236in" table:align="margins"/>
    </style:style>
    <style:style style:name="Table2.A" style:family="table-column">
      <style:table-column-properties style:column-width="1.7535in" style:rel-column-width="2525*"/>
    </style:style>
    <style:style style:name="Table2.B" style:family="table-column">
      <style:table-column-properties style:column-width="1.25in" style:rel-column-width="1800*"/>
    </style:style>
    <style:style style:name="Table2.C" style:family="table-column">
      <style:table-column-properties style:column-width="2.4306in" style:rel-column-width="3500*"/>
    </style:style>
    <style:style style:name="Table2.D" style:family="table-column">
      <style:table-column-properties style:column-width="1.9896in" style:rel-column-width="286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weight="normal" style:font-weight-asian="normal" style:font-weight-complex="normal"/>
    </style:style>
    <style:style style:name="P3" style:family="paragraph" style:parent-style-name="Heading_20_1">
      <style:paragraph-properties fo:break-before="page"/>
      <style:text-properties style:font-name="Liberation Serif1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259f2e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53b593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56c6ea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59c517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5d803b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2f96a5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34cda8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3b4dc7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74bea2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7541a1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paragraph-rsid="0079ecfe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259f2e" officeooo:paragraph-rsid="0058245a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5600bf" officeooo:paragraph-rsid="005600bf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265101" officeooo:paragraph-rsid="0028c49f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2ca423" officeooo:paragraph-rsid="002ca423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6df49b" officeooo:paragraph-rsid="006df49b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normal" officeooo:rsid="002f96a5" officeooo:paragraph-rsid="002f96a5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Liberation Serif1" fo:font-size="12pt" fo:font-weight="bold" officeooo:paragraph-rsid="0052f5ac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80" style:font-name="Liberation Serif1" fo:font-size="12pt" fo:font-weight="normal" officeooo:rsid="00259f2e" officeooo:paragraph-rsid="002f96a5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80" style:font-name="Liberation Serif1" fo:font-size="12pt" fo:font-weight="normal" officeooo:paragraph-rsid="005bb707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80" style:font-name="Liberation Serif1" fo:font-size="12pt" fo:font-weight="normal" officeooo:rsid="005f184b" officeooo:paragraph-rsid="006fd241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80" style:font-name="Liberation Serif1" fo:font-size="12pt" fo:font-weight="bold" officeooo:paragraph-rsid="007c927e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weight="normal" officeooo:rsid="004fbc04" officeooo:paragraph-rsid="005cab2e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weight="normal" officeooo:rsid="005d803b" officeooo:paragraph-rsid="005d803b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weight="normal" officeooo:rsid="005d85ef" officeooo:paragraph-rsid="005d85ef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weight="normal" officeooo:rsid="005f184b" officeooo:paragraph-rsid="005f184b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weight="normal" officeooo:rsid="005f184b" officeooo:paragraph-rsid="00674749" style:font-weight-asian="normal" style:font-size-complex="12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Liberation Serif1"/>
    </style:style>
    <style:style style:name="T3" style:family="text">
      <style:text-properties fo:color="#000000" style:font-name="Liberation Serif1" fo:font-size="12pt" officeooo:rsid="005600bf" style:font-size-asian="12pt"/>
    </style:style>
    <style:style style:name="T4" style:family="text">
      <style:text-properties fo:color="#000000" style:font-name="Liberation Serif1" fo:font-size="12pt" fo:font-weight="bold" officeooo:rsid="005600bf" style:font-size-asian="12pt" style:font-weight-asian="bold" style:font-weight-complex="bold"/>
    </style:style>
    <style:style style:name="T5" style:family="text">
      <style:text-properties fo:color="#000000" officeooo:rsid="005bb707"/>
    </style:style>
    <style:style style:name="T6" style:family="text">
      <style:text-properties fo:color="#000000" fo:font-weight="bold" officeooo:rsid="005600bf" style:font-weight-asian="bold" style:font-weight-complex="bold"/>
    </style:style>
    <style:style style:name="T7" style:family="text">
      <style:text-properties fo:color="#000000" fo:font-weight="bold" officeooo:rsid="006fd241" style:font-weight-asian="bold" style:font-weight-complex="bold"/>
    </style:style>
    <style:style style:name="T8" style:family="text">
      <style:text-properties fo:color="#000000" fo:font-weight="bold" officeooo:rsid="00706f12" style:font-weight-asian="bold" style:font-weight-complex="bold"/>
    </style:style>
    <style:style style:name="T9" style:family="text">
      <style:text-properties fo:color="#000000" officeooo:rsid="005600bf"/>
    </style:style>
    <style:style style:name="T10" style:family="text">
      <style:text-properties fo:color="#000000" officeooo:rsid="006fd241"/>
    </style:style>
    <style:style style:name="T11" style:family="text">
      <style:text-properties fo:color="#000000" officeooo:rsid="00706f12"/>
    </style:style>
    <style:style style:name="T12" style:family="text">
      <style:text-properties fo:color="#000000" fo:font-weight="normal" officeooo:rsid="005f184b" style:font-weight-asian="normal" style:font-weight-complex="normal"/>
    </style:style>
    <style:style style:name="T13" style:family="text">
      <style:text-properties fo:color="#000000" fo:font-weight="normal" officeooo:rsid="005d803b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5600bf" style:font-weight-asian="bold" style:font-weight-complex="bold"/>
    </style:style>
    <style:style style:name="T16" style:family="text">
      <style:text-properties fo:font-weight="bold" officeooo:rsid="005d803b" style:font-weight-asian="bold" style:font-weight-complex="bold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color="#000080" officeooo:rsid="005f184b"/>
    </style:style>
    <style:style style:name="T19" style:family="text">
      <style:text-properties officeooo:rsid="005483f6"/>
    </style:style>
    <style:style style:name="T20" style:family="text">
      <style:text-properties officeooo:rsid="005600bf"/>
    </style:style>
    <style:style style:name="T21" style:family="text">
      <style:text-properties officeooo:rsid="005ca308"/>
    </style:style>
    <style:style style:name="T22" style:family="text">
      <style:text-properties officeooo:rsid="005d363f"/>
    </style:style>
    <style:style style:name="T23" style:family="text">
      <style:text-properties officeooo:rsid="005d803b"/>
    </style:style>
    <style:style style:name="T24" style:family="text">
      <style:text-properties officeooo:rsid="005f184b"/>
    </style:style>
    <style:style style:name="T25" style:family="text">
      <style:text-properties officeooo:rsid="005f5b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ext:p text:style-name="P3"><text:span text:style-name="T17"><text:placeholder text:placeholder-type="text">&lt;context['company.rec_name']&gt;</text:placeholder></text:span><text:line-break/><text:span text:style-name="T19">Encounter</text:span> <text:span text:style-name="T22">Report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2" office:value-type="string">
            <text:p text:style-name="P21">Name: <text:placeholder text:placeholder-type="text">&lt;patient.patient.firstname&gt;</text:placeholder> <text:placeholder text:placeholder-type="text">&lt;patient.patient.lastname&gt;</text:placeholder></text:p>
          </table:table-cell>
          <table:table-cell table:style-name="Table1.B1" table:number-columns-spanned="3" office:value-type="string">
            <text:p text:style-name="P5">UPI: <text:placeholder text:placeholder-type="text">&lt;patient.upi&gt;</text:placeholder></text:p>
          </table:table-cell>
          <table:covered-table-cell/>
          <table:covered-table-cell/>
          <table:table-cell table:style-name="Table1.B1" office:value-type="string">
            <text:p text:style-name="P6">Sex: <text:span text:style-name="T20"><text:placeholder text:placeholder-type="text">&lt;patient.sex_display&gt;</text:placeholder></text:span></text:p>
          </table:table-cell>
        </table:table-row>
        <table:table-row>
          <table:covered-table-cell/>
          <table:table-cell table:style-name="Table1.A1" table:number-columns-spanned="3" office:value-type="string">
            <text:p text:style-name="P16">Medical Record Number: <text:placeholder text:placeholder-type="text">&lt;patient.medical_record_num&gt;</text:placeholder></text:p>
          </table:table-cell>
          <table:covered-table-cell/>
          <table:covered-table-cell/>
          <table:table-cell table:style-name="Table1.A1" office:value-type="string">
            <text:p text:style-name="P15">Age: <text:bookmark text:name="__DdeLink__2929_20520419921"/><text:span text:style-name="T15"><text:placeholder text:placeholder-type="text">&lt;patient.age&gt;</text:placeholder></text:span></text:p>
          </table:table-cell>
        </table:table-row>
        <table:table-row>
          <table:table-cell table:style-name="Table1.A3" table:number-columns-spanned="5" office:value-type="string">
            <text:p text:style-name="P7">Primary Complaint: <text:span text:style-name="T20"><text:placeholder text:placeholder-type="text">&lt;patient.primary_complaint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5" office:value-type="string">
            <text:p text:style-name="P14"><text:span text:style-name="T24"><text:placeholder text:placeholder-type="text">&lt;if test="patient.components"&gt;</text:placeholder></text:span><text:span text:style-name="T16">Components:</text:span><text:span text:style-name="T23"> </text:span><text:span text:style-name="T23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5" office:value-type="string">
            <text:p text:style-name="P12"><text:placeholder text:placeholder-type="text">&lt;for each="component in patient.component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5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27">Component Type: <text:span text:style-name="T3"><text:placeholder text:placeholder-type="text">&lt;component.component_type&gt;</text:placeholder></text:span></text:p>
                </table:table-cell>
                <table:table-cell table:style-name="Table2.A1" office:value-type="string">
                  <text:p text:style-name="P28">Start: <text:span text:style-name="T23"><text:s/></text:span><text:span text:style-name="T3"><text:placeholder text:placeholder-type="text">&lt;component.start_time_time&gt;</text:placeholder></text:span></text:p>
                </table:table-cell>
                <table:table-cell table:style-name="Table2.A1" office:value-type="string">
                  <text:p text:style-name="P29"><text:span text:style-name="T25">Critical </text:span>Info: <text:span text:style-name="T3"><text:placeholder text:placeholder-type="text">&lt;component.critical_info&gt;</text:placeholder></text:span></text:p>
                </table:table-cell>
                <table:table-cell table:style-name="Table2.D1" office:value-type="string">
                  <text:p text:style-name="P30">Signed By:<text:span text:style-name="T2"><text:placeholder text:placeholder-type="text">&lt;if test="component.signed_by"&gt;</text:placeholder></text:span> <text:span text:style-name="T3"><text:placeholder text:placeholder-type="text">&lt;component.signed_by.name.name&gt;</text:placeholder></text:span><text:span text:style-name="T3"><text:placeholder text:placeholder-type="text">&lt;/if&gt;</text:placeholder></text:span></text:p>
                </table:table-cell>
              </table:table-row>
            </table:table>
            <text:p text:style-name="P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5" office:value-type="string">
            <text:p text:style-name="P25"><text:span text:style-name="T12"><text:placeholder text:placeholder-type="text">&lt;if test="patient.summary"&gt;</text:placeholder></text:span><text:span text:style-name="T5">Summary</text:span><text:span text:style-name="T1">:</text:span><text:span text:style-name="T13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5" office:value-type="string">
            <text:p text:style-name="P23"><text:span text:style-name="T9"><text:placeholder text:placeholder-type="text">&lt;patient.summary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2" office:value-type="string">
            <text:p text:style-name="P19"><text:span text:style-name="T24"><text:placeholder text:placeholder-type="text">&lt;if test="patient.appointment"&gt;</text:placeholder></text:span>Appointment:<text:span text:style-name="T18"> </text:span><text:span text:style-name="T20"><text:placeholder text:placeholder-type="text">&lt;patient.appointment.appointment_date&gt;</text:placeholder></text:span><text:span text:style-name="T20"><text:placeholder text:placeholder-type="text">&lt;/if&gt;</text:placeholder></text:span></text:p>
          </table:table-cell>
          <table:covered-table-cell/>
          <table:table-cell table:style-name="Table1.A10" office:value-type="string">
            <text:p text:style-name="P19"><text:span text:style-name="T24"><text:placeholder text:placeholder-type="text">&lt;if test="patient.next_appointment"&gt;</text:placeholder></text:span>Next Appointment:<text:span text:style-name="T18"> </text:span><text:span text:style-name="T20"><text:placeholder text:placeholder-type="text">&lt;patient.next_appointment.appointment_date&gt;</text:placeholder></text:span><text:span text:style-name="T20"><text:placeholder text:placeholder-type="text">&lt;/if&gt;</text:placeholder></text:span></text:p>
          </table:table-cell>
          <table:table-cell table:style-name="Table1.A3" table:number-columns-spanned="2" office:value-type="string">
            <text:p text:style-name="P24"><text:span text:style-name="T9"><text:placeholder text:placeholder-type="text">&lt;choose test=""&gt;</text:placeholder></text:span><text:span text:style-name="T9"><text:placeholder text:placeholder-type="text">&lt;when test="patient.fvty==True"&gt;</text:placeholder></text:span><text:span text:style-name="T10">First Visit This Year: </text:span><text:span text:style-name="T11">Yes</text:span><text:span text:style-name="T9"> </text:span><text:span text:style-name="T9"><text:placeholder text:placeholder-type="text">&lt;/when&gt;</text:placeholder></text:span><text:span text:style-name="T9"><text:placeholder text:placeholder-type="text">&lt;otherwise&gt;</text:placeholder></text:span><text:span text:style-name="T9"><text:placeholder text:placeholder-type="text">&lt;/otherwise&gt;</text:placeholder></text:span><text:span text:style-name="T9"><text:placeholder text:placeholder-type="text">&lt;/choose&gt;</text:placeholder></text:span></text:p>
          </table:table-cell>
          <table:covered-table-cell/>
        </table:table-row>
        <table:table-row>
          <table:table-cell table:style-name="Table1.A10" table:number-columns-spanned="2" office:value-type="string">
            <text:p text:style-name="P26">Institution: <text:span text:style-name="T3"><text:placeholder text:placeholder-type="text">&lt;patient.institution.name.name&gt;</text:placeholder></text:span></text:p>
          </table:table-cell>
          <table:covered-table-cell/>
          <table:table-cell table:style-name="Table1.A10" office:value-type="string">
            <text:p text:style-name="P26"><text:span text:style-name="T21">Start</text:span> Time: <text:span text:style-name="T3"><text:placeholder text:placeholder-type="text">&lt;patient.start_time&gt;</text:placeholder></text:span></text:p>
          </table:table-cell>
          <table:table-cell table:style-name="Table1.A3" table:number-columns-spanned="2" office:value-type="string">
            <text:p text:style-name="P26"><text:span text:style-name="T21">End</text:span> Time: <text:span text:style-name="T3"><text:placeholder text:placeholder-type="text">&lt;patient.end_time&gt;</text:placeholder></text:span></text:p>
          </table:table-cell>
          <table:covered-table-cell/>
        </table:table-row>
      </table:table>
      <text:p text:style-name="P2"/>
      <text:p text:style-name="P2"/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style-name="Regular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style:font-name="Liberation Serif" fo:font-family="'Liberation Serif'" style:font-style-name="Regular" style:font-family-generic="roman" style:font-pitch="variable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paragraph-properties fo:text-align="center" style:justify-single-word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9:04:30</meta:creation-date>
    <meta:editing-duration>P0D</meta:editing-duration>
    <meta:editing-cycles>1</meta:editing-cycles>
    <meta:generator>LibreOffice/5.1.4.2$Linux_X86_64 LibreOffice_project/10m0$Build-2</meta:generator>
    <dc:title>Primary Care Facesheet</dc:title>
    <meta:document-statistic meta:table-count="2" meta:image-count="0" meta:object-count="0" meta:page-count="2" meta:paragraph-count="24" meta:word-count="70" meta:character-count="1061" meta:non-whitespace-character-count="1014"/>
  </office:meta>
</office:document-meta>
</file>